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i>z</mi>
                <mn>²</mn>
                <mrow>
                  <mo fence="true" form="prefix" stretchy="true">(</mo>
                  <mrow>
                    <mrow>
                      <mrow>
                        <mrow>
                          <mo stretchy="false">−</mo>
                          <mn>2</mn>
                        </mrow>
                        <mi>z</mi>
                        <mrow>
                          <mn>²</mn>
                          <mo stretchy="false">+</mo>
                          <mn>8</mn>
                        </mrow>
                        <mi>z</mi>
                      </mrow>
                      <mo stretchy="false">−</mo>
                      <mn>7</mn>
                    </mrow>
                  </mrow>
                  <mo fence="true" form="postfix" stretchy="true">)</mo>
                </mrow>
              </mrow>
              <mrow>
                <mrow>
                  <mo fence="true" form="prefix" stretchy="true">(</mo>
                  <mrow>
                    <mrow>
                      <mi>z</mi>
                      <mo stretchy="false">−</mo>
                      <mn>1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  <mn>³</mn>
              </mrow>
            </mfrac>
          </mrow>
        </mtd>
      </mtr>
      <mtr>
        <mtd>
          <mrow/>
        </mtd>
      </mtr>
      <mtr>
        <mtd>
          <mrow>
            <mrow>
              <mrow>
                <mo stretchy="false">−</mo>
                <mi mathvariant="normal">2</mi>
              </mrow>
              <mo stretchy="false">⋅</mo>
              <mi mathvariant="italic">z²</mi>
              <mo stretchy="false">+</mo>
              <mi>8z</mi>
              <mo stretchy="false">−</mo>
              <mi mathvariant="normal">7</mi>
            </mrow>
            <mrow>
              <mspace width="2em"/>
              <mo stretchy="false">=</mo>
              <mspace width="2em"/>
            </mrow>
            <mrow>
              <mi>A</mi>
              <mo stretchy="false">⋅</mo>
              <mrow>
                <mo fence="true" form="prefix" stretchy="true">(</mo>
                <mrow>
                  <mrow>
                    <mfrac>
                      <mrow>
                        <mi>z</mi>
                      </mrow>
                      <mrow>
                        <mrow>
                          <mi>z</mi>
                          <mo stretchy="false">−</mo>
                          <mi mathvariant="normal">1</mi>
                        </mrow>
                      </mrow>
                    </mfrac>
                  </mrow>
                </mrow>
                <mo fence="true" form="postfix" stretchy="true">)</mo>
              </mrow>
              <mo stretchy="false">+</mo>
              <mi>B</mi>
            </mrow>
            <mrow>
              <mrow>
                <mo fence="true" form="prefix" stretchy="true">(</mo>
                <mrow>
                  <mrow>
                    <mfrac>
                      <mrow>
                        <mi>z</mi>
                      </mrow>
                      <mrow>
                        <mrow>
                          <mi>z</mi>
                          <mo stretchy="false">−</mo>
                          <mi mathvariant="normal">2</mi>
                        </mrow>
                      </mrow>
                    </mfrac>
                  </mrow>
                </mrow>
                <mo fence="true" form="postfix" stretchy="true">)</mo>
              </mrow>
              <mo stretchy="false">+</mo>
              <mi>C</mi>
            </mrow>
            <mrow>
              <mrow>
                <mo fence="true" form="prefix" stretchy="true">(</mo>
                <mrow>
                  <mrow>
                    <mfrac>
                      <mrow>
                        <mi>2z</mi>
                      </mrow>
                      <mrow>
                        <mrow>
                          <mo fence="true" form="prefix" stretchy="true">(</mo>
                          <mrow>
                            <mrow>
                              <mrow>
                                <mi>z</mi>
                                <mo stretchy="false">−</mo>
                                <mi mathvariant="normal">2</mi>
                              </mrow>
                            </mrow>
                          </mrow>
                          <mo fence="true" form="postfix" stretchy="true">)</mo>
                        </mrow>
                        <mi>²</mi>
                      </mrow>
                    </mfrac>
                  </mrow>
                </mrow>
                <mo fence="true" form="postfix" stretchy="true">)</mo>
              </mrow>
              <mo stretchy="false">+</mo>
              <mi>D</mi>
            </mrow>
            <mrow>
              <mo fence="true" form="prefix" stretchy="true">(</mo>
              <mrow>
                <mrow>
                  <mfrac>
                    <mrow>
                      <mrow>
                        <mi>2z²</mi>
                        <mo stretchy="false">+</mo>
                        <mi>4z</mi>
                      </mrow>
                    </mrow>
                    <mrow>
                      <mrow>
                        <mo fence="true" form="prefix" stretchy="true">(</mo>
                        <mrow>
                          <mrow>
                            <mrow>
                              <mi>z</mi>
                              <mo stretchy="false">−</mo>
                              <mi mathvariant="normal">2</mi>
                            </mrow>
                          </mrow>
                        </mrow>
                        <mo fence="true" form="postfix" stretchy="true">)</mo>
                      </mrow>
                      <mi>³</mi>
                    </mrow>
                  </mfrac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normal">❑</mi>
          </mrow>
        </mtd>
      </mtr>
    </mtable>
    <annotation encoding="StarMath 5.0">{ X left ( z right ) { ~ = ~ } { { z ² left ( { { - 2 z { ² + 8 } z } - 7 } right ) } over { left ( { z - 1 } right ) left ( { z - 2 } right ) ³ } } } newline { } newline { { { { - 2 cdot z² } + 8z } - 7 } { ~ = ~ } { { A cdot left ( { z over { z - 1 } } right ) } + B } { left ( { z over { z - 2 } } right ) + C } { left ( { 2z over { left ( { z - 2 } right ) ² } } right ) + D } left ( { { 2z² + 4z } over { left ( { z - 2 } right ) ³ } } right )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6:15:44.524000000</meta:creation-date>
    <dc:date>2024-10-28T16:17:16.197000000</dc:date>
    <meta:editing-duration>PT1M31S</meta:editing-duration>
    <meta:editing-cycles>1</meta:editing-cycles>
    <meta:generator>LibreOffice/24.2.3.2$Windows_X86_64 LibreOffice_project/433d9c2ded56988e8a90e6b2e771ee4e6a5ab2ba</meta:generator>
  </office:meta>
</office:document-meta>
</file>